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bccc6" style:font-name="Droid Sans Mono" fo:font-size="10.5pt" fo:font-weight="normal" fo:background-color="#232834"/>
    </style:style>
    <style:style style:name="P2" style:family="paragraph" style:parent-style-name="Standard">
      <style:paragraph-properties style:line-height-at-least="0.503cm"/>
      <style:text-properties fo:color="#5c6773" style:font-name="Droid Sans Mono" fo:font-size="10.5pt" fo:font-style="italic" fo:font-weight="normal" fo:background-color="#232834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ffa759"/>
    </style:style>
    <style:style style:name="T2" style:family="text">
      <style:text-properties fo:color="#bae67e"/>
    </style:style>
    <style:style style:name="T3" style:family="text">
      <style:text-properties fo:color="#ffcc66"/>
    </style:style>
    <style:style style:name="T4" style:family="text">
      <style:text-properties fo:color="#ffe6b3"/>
    </style:style>
    <style:style style:name="T5" style:family="text">
      <style:text-properties fo:color="#ffd580"/>
    </style:style>
    <style:style style:name="T6" style:family="text">
      <style:text-properties fo:color="#73d0ff"/>
    </style:style>
    <style:style style:name="T7" style:family="text">
      <style:text-properties fo:color="#5ccfe6"/>
    </style:style>
    <style:style style:name="T8" style:family="text">
      <style:text-properties fo:color="#5ccfe6" fo:font-style="italic"/>
    </style:style>
    <style:style style:name="T9" style:family="text">
      <style:text-properties fo:color="#f29e74"/>
    </style:style>
    <style:style style:name="T10" style:family="text">
      <style:text-properties fo:color="#d4bfff"/>
    </style:style>
    <style:style style:name="T11" style:family="text">
      <style:text-properties fo:color="#f287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{ Component, OnInit } <text:span text:style-name="T1">from</text:span> <text:span text:style-name="T2">'@angular/core'</text:span>;</text:p>
      <text:p text:style-name="P1"><text:span text:style-name="T1">import</text:span> { NotifierService } <text:span text:style-name="T1">from</text:span> <text:span text:style-name="T2">'angular-notifier'</text:span>;</text:p>
      <text:p text:style-name="P1"><text:span text:style-name="T1">import</text:span> { OrdenesService } <text:span text:style-name="T1">from</text:span> <text:span text:style-name="T2">'app/modules/ordenes'</text:span>;</text:p>
      <text:p text:style-name="P1"><text:span text:style-name="T1">import</text:span> { FacturarService } <text:span text:style-name="T1">from</text:span> <text:span text:style-name="T2">"../facturar.service"</text:span>;</text:p>
      <text:p text:style-name="P3"/>
      <text:p text:style-name="P1"><text:span text:style-name="T1">import</text:span> { Subscription } <text:span text:style-name="T1">from</text:span> <text:span text:style-name="T2">'rxjs'</text:span>;</text:p>
      <text:p text:style-name="P1"><text:span text:style-name="T1">import</text:span> <text:span text:style-name="T3">*</text:span> <text:span text:style-name="T1">as</text:span> _ <text:span text:style-name="T1">from</text:span> <text:span text:style-name="T2">'lodash'</text:span>;</text:p>
      <text:p text:style-name="P1"><text:span text:style-name="T1">import</text:span> { encode } <text:span text:style-name="T1">from</text:span> <text:span text:style-name="T2">'punycode'</text:span>;</text:p>
      <text:p text:style-name="P1"><text:span text:style-name="T1">import</text:span> { DatePipe } <text:span text:style-name="T1">from</text:span> <text:span text:style-name="T2">'@angular/common'</text:span>;</text:p>
      <text:p text:style-name="P3"/>
      <text:p text:style-name="P1"><text:span text:style-name="T4">@</text:span><text:span text:style-name="T5">Component</text:span>({</text:p>
      <text:p text:style-name="P1">selector: <text:span text:style-name="T2">'app-list'</text:span>,</text:p>
      <text:p text:style-name="P1">templateUrl: <text:span text:style-name="T2">'./list.component.html'</text:span></text:p>
      <text:p text:style-name="P1">})</text:p>
      <text:p text:style-name="P1"><text:span text:style-name="T1">export</text:span> <text:span text:style-name="T1">class</text:span> <text:span text:style-name="T6">ListComponent</text:span> <text:span text:style-name="T1">implements</text:span> <text:span text:style-name="T7">OnInit</text:span> {</text:p>
      <text:p text:style-name="P3"/>
      <text:p text:style-name="P1">facturar<text:span text:style-name="T9">:</text:span> <text:span text:style-name="T7">any</text:span>;</text:p>
      <text:p text:style-name="P1">ordenes<text:span text:style-name="T9">:</text:span> <text:span text:style-name="T7">any</text:span>[];</text:p>
      <text:p text:style-name="P1">ordenesFiltered<text:span text:style-name="T9">:</text:span> <text:span text:style-name="T7">any</text:span>[];</text:p>
      <text:p text:style-name="P1">status<text:span text:style-name="T9">:</text:span> <text:span text:style-name="T7">string</text:span> <text:span text:style-name="T9">=</text:span> <text:span text:style-name="T2">'ENTREGADA'</text:span>;</text:p>
      <text:p text:style-name="P1">buscar<text:span text:style-name="T9">:</text:span> <text:span text:style-name="T7">string</text:span>;</text:p>
      <text:p text:style-name="P1">tipos<text:span text:style-name="T9">:</text:span> <text:span text:style-name="T7">any</text:span>[] <text:span text:style-name="T9">=</text:span> [</text:p>
      <text:p text:style-name="P1">{ value: <text:span text:style-name="T2">'1'</text:span>, nombre: <text:span text:style-name="T2">'Cédula Cliente'</text:span> },</text:p>
      <text:p text:style-name="P1">{ value: <text:span text:style-name="T2">'2'</text:span>, nombre: <text:span text:style-name="T2">'Nombres Cliente'</text:span> },</text:p>
      <text:p text:style-name="P1">{ value: <text:span text:style-name="T2">'3'</text:span>, nombre: <text:span text:style-name="T2">'Fecha de orden'</text:span> }</text:p>
      <text:p text:style-name="P1">];</text:p>
      <text:p text:style-name="P3"/>
      <text:p text:style-name="P1">eventSubscriber<text:span text:style-name="T9">:</text:span> <text:span text:style-name="T6">Subscription</text:span>;</text:p>
      <text:p text:style-name="P1">datePipe <text:span text:style-name="T9">=</text:span> <text:span text:style-name="T9">new</text:span> <text:span text:style-name="T6">DatePipe</text:span>(<text:span text:style-name="T2">'en-US'</text:span>);</text:p>
      <text:p text:style-name="P3"/>
      <text:p text:style-name="P1"><text:span text:style-name="T1">constructor</text:span>(</text:p>
      <text:p text:style-name="P1"><text:span text:style-name="T1">private</text:span> <text:span text:style-name="T10">ordenesService</text:span><text:span text:style-name="T9">:</text:span> <text:span text:style-name="T6">OrdenesService</text:span>,</text:p>
      <text:p text:style-name="P1"><text:span text:style-name="T1">private</text:span> <text:span text:style-name="T10">notifierService</text:span><text:span text:style-name="T9">:</text:span> <text:span text:style-name="T6">NotifierService</text:span>,</text:p>
      <text:p text:style-name="P1"><text:span text:style-name="T1">private</text:span> <text:span text:style-name="T10">facturarService</text:span><text:span text:style-name="T9">:</text:span> <text:span text:style-name="T6">FacturarService</text:span></text:p>
      <text:p text:style-name="P1">) { }</text:p>
      <text:p text:style-name="P3"/>
      <text:p text:style-name="P1"><text:span text:style-name="T5">ngOnInit</text:span>() {</text:p>
      <text:p text:style-name="P1"><text:span text:style-name="T8">this</text:span><text:span text:style-name="T9">.</text:span>facturar <text:span text:style-name="T9">=</text:span> {};</text:p>
      <text:p text:style-name="P1"><text:span text:style-name="T8">this</text:span><text:span text:style-name="T9">.</text:span><text:span text:style-name="T5">loadDefault</text:span>();</text:p>
      <text:p text:style-name="P1">}</text:p>
      <text:p text:style-name="P3"/>
      <text:p text:style-name="P1"><text:span text:style-name="T5">loadDefault</text:span>() {</text:p>
      <text:p text:style-name="P1"><text:span text:style-name="T8">this</text:span><text:span text:style-name="T9">.</text:span><text:span text:style-name="T5">loadOrdenes</text:span>();</text:p>
      <text:p text:style-name="P1"><text:span text:style-name="T8">this</text:span><text:span text:style-name="T9">.</text:span>facturar<text:span text:style-name="T9">.</text:span>tipo <text:span text:style-name="T9">=</text:span> <text:span text:style-name="T2">'1'</text:span>;</text:p>
      <text:p text:style-name="P1">}</text:p>
      <text:p text:style-name="P3"/>
      <text:p text:style-name="P1"><text:span text:style-name="T5">loadOrdenes</text:span>() {</text:p>
      <text:p text:style-name="P1"><text:span text:style-name="T8">this</text:span><text:span text:style-name="T9">.</text:span>ordenesService<text:span text:style-name="T9">.</text:span><text:span text:style-name="T5">misOrdenesByEstatus</text:span>(<text:span text:style-name="T8">this</text:span><text:span text:style-name="T9">.</text:span>status)<text:span text:style-name="T9">.</text:span><text:span text:style-name="T5">subscribe</text:span>(<text:span text:style-name="T10">response</text:span> <text:span text:style-name="T1">=&gt;</text:span> {</text:p>
      <text:p text:style-name="P1"><text:span text:style-name="T8">this</text:span><text:span text:style-name="T9">.</text:span>ordenes <text:span text:style-name="T9">=</text:span> response<text:span text:style-name="T9">.</text:span>body;</text:p>
      <text:p text:style-name="P1"><text:span text:style-name="T7">console</text:span><text:span text:style-name="T9">.</text:span><text:span text:style-name="T11">log</text:span>(<text:span text:style-name="T8">this</text:span><text:span text:style-name="T9">.</text:span>ordenes);</text:p>
      <text:p text:style-name="P1"><text:span text:style-name="T8">this</text:span><text:span text:style-name="T9">.</text:span>ordenesFiltered <text:span text:style-name="T9">=</text:span> <text:span text:style-name="T8">this</text:span><text:span text:style-name="T9">.</text:span>ordenes;</text:p>
      <text:p text:style-name="P1"><text:soft-page-break/>},</text:p>
      <text:p text:style-name="P1"><text:span text:style-name="T10">err</text:span> <text:span text:style-name="T1">=&gt;</text:span> {</text:p>
      <text:p text:style-name="P1"><text:span text:style-name="T7">console</text:span><text:span text:style-name="T9">.</text:span><text:span text:style-name="T11">log</text:span>(err);</text:p>
      <text:p text:style-name="P1">});</text:p>
      <text:p text:style-name="P1">}</text:p>
      <text:p text:style-name="P3"/>
      <text:p text:style-name="P1"><text:span text:style-name="T5">busqueda</text:span>(<text:span text:style-name="T10">event</text:span>)<text:span text:style-name="T9">:</text:span> <text:span text:style-name="T7">void</text:span> {</text:p>
      <text:p text:style-name="P1"><text:span text:style-name="T1">if</text:span> (<text:span text:style-name="T8">this</text:span><text:span text:style-name="T9">.</text:span>buscar) {</text:p>
      <text:p text:style-name="P1"><text:span text:style-name="T8">this</text:span><text:span text:style-name="T9">.</text:span>ordenesFiltered <text:span text:style-name="T9">=</text:span> _<text:span text:style-name="T9">.</text:span><text:span text:style-name="T5">filter</text:span>(<text:span text:style-name="T8">this</text:span><text:span text:style-name="T9">.</text:span>ordenes, <text:span text:style-name="T10">row</text:span> <text:span text:style-name="T1">=&gt;</text:span> {</text:p>
      <text:p text:style-name="P1"><text:span text:style-name="T1">switch</text:span> (<text:span text:style-name="T7">Number</text:span>(<text:span text:style-name="T8">this</text:span><text:span text:style-name="T9">.</text:span>facturar<text:span text:style-name="T9">.</text:span>tipo)) {</text:p>
      <text:p text:style-name="P1"><text:span text:style-name="T1">case</text:span> <text:span text:style-name="T3">1</text:span>:</text:p>
      <text:p text:style-name="P1"><text:span text:style-name="T1">return</text:span> row<text:span text:style-name="T9">.</text:span>user<text:span text:style-name="T9">.</text:span>cedula<text:span text:style-name="T9">.</text:span><text:span text:style-name="T5">toUpperCase</text:span>()<text:span text:style-name="T9">.</text:span><text:span text:style-name="T5">indexOf</text:span>(<text:span text:style-name="T8">this</text:span><text:span text:style-name="T9">.</text:span>buscar<text:span text:style-name="T9">.</text:span><text:span text:style-name="T5">toUpperCase</text:span>()) <text:span text:style-name="T9">&gt;</text:span> <text:span text:style-name="T9">-</text:span><text:span text:style-name="T3">1</text:span>;</text:p>
      <text:p text:style-name="P1"><text:span text:style-name="T1">break</text:span>;</text:p>
      <text:p text:style-name="P1"><text:span text:style-name="T1">case</text:span> <text:span text:style-name="T3">2</text:span>:</text:p>
      <text:p text:style-name="P1"><text:span text:style-name="T1">return</text:span> row<text:span text:style-name="T9">.</text:span>user<text:span text:style-name="T9">.</text:span>nombres<text:span text:style-name="T9">.</text:span><text:span text:style-name="T5">toUpperCase</text:span>()<text:span text:style-name="T9">.</text:span><text:span text:style-name="T5">indexOf</text:span>(<text:span text:style-name="T8">this</text:span><text:span text:style-name="T9">.</text:span>buscar<text:span text:style-name="T9">.</text:span><text:span text:style-name="T5">toUpperCase</text:span>()) <text:span text:style-name="T9">&gt;</text:span> <text:span text:style-name="T9">-</text:span><text:span text:style-name="T3">1</text:span>;</text:p>
      <text:p text:style-name="P1"><text:span text:style-name="T1">break</text:span>;</text:p>
      <text:p text:style-name="P1"><text:span text:style-name="T1">case</text:span> <text:span text:style-name="T3">3</text:span>:</text:p>
      <text:p text:style-name="P1"><text:span text:style-name="T1">return</text:span> row<text:span text:style-name="T9">.</text:span>fecha<text:span text:style-name="T9">.</text:span><text:span text:style-name="T5">toUpperCase</text:span>()<text:span text:style-name="T9">.</text:span><text:span text:style-name="T5">indexOf</text:span>(<text:span text:style-name="T8">this</text:span><text:span text:style-name="T9">.</text:span>buscar<text:span text:style-name="T9">.</text:span><text:span text:style-name="T5">toUpperCase</text:span>()) <text:span text:style-name="T9">&gt;</text:span> <text:span text:style-name="T9">-</text:span><text:span text:style-name="T3">1</text:span>;</text:p>
      <text:p text:style-name="P1"><text:span text:style-name="T1">break</text:span>;</text:p>
      <text:p text:style-name="P1">}</text:p>
      <text:p text:style-name="P3"/>
      <text:p text:style-name="P1">});</text:p>
      <text:p text:style-name="P1">} <text:span text:style-name="T1">else</text:span> {</text:p>
      <text:p text:style-name="P1"><text:span text:style-name="T8">this</text:span><text:span text:style-name="T9">.</text:span>ordenesFiltered <text:span text:style-name="T9">=</text:span> <text:span text:style-name="T8">this</text:span><text:span text:style-name="T9">.</text:span>ordenes;</text:p>
      <text:p text:style-name="P1">}</text:p>
      <text:p text:style-name="P1">}</text:p>
      <text:p text:style-name="P3"/>
      <text:p text:style-name="P1"><text:span text:style-name="T5">createXml</text:span>(<text:span text:style-name="T10">orden</text:span><text:span text:style-name="T9">:</text:span> <text:span text:style-name="T7">any</text:span>) {</text:p>
      <text:p text:style-name="P3"/>
      <text:p text:style-name="P1"><text:span text:style-name="T8">this</text:span><text:span text:style-name="T9">.</text:span>facturarService<text:span text:style-name="T9">.</text:span><text:span text:style-name="T5">facturar</text:span>(orden<text:span text:style-name="T9">.</text:span>_id)<text:span text:style-name="T9">.</text:span><text:span text:style-name="T5">subscribe</text:span>(<text:span text:style-name="T10">response</text:span> <text:span text:style-name="T1">=&gt;</text:span> {</text:p>
      <text:p text:style-name="P1"><text:span text:style-name="T7">console</text:span><text:span text:style-name="T9">.</text:span><text:span text:style-name="T11">log</text:span>(response<text:span text:style-name="T9">.</text:span>body);</text:p>
      <text:p text:style-name="P1">},</text:p>
      <text:p text:style-name="P1"><text:span text:style-name="T10">err</text:span> <text:span text:style-name="T1">=&gt;</text:span> {</text:p>
      <text:p text:style-name="P1"><text:span text:style-name="T7">console</text:span><text:span text:style-name="T9">.</text:span><text:span text:style-name="T11">log</text:span>(err);</text:p>
      <text:p text:style-name="P1">});</text:p>
      <text:p text:style-name="P4"/>
      <text:p text:style-name="P2">/* console.log(orden);</text:p>
      <text:p text:style-name="P2">var b64 = btoa(this.crear(orden));</text:p>
      <text:p text:style-name="P2">var dec64 = atob(b64);</text:p>
      <text:p text:style-name="P2">console.log(b64)</text:p>
      <text:p text:style-name="P2">console.log(dec64); */</text:p>
      <text:p text:style-name="P1">}</text:p>
      <text:p text:style-name="P4"/>
      <text:p text:style-name="P1"><text:span text:style-name="T5">createDigitoVerificador</text:span>(<text:span text:style-name="T10">clave</text:span>) {</text:p>
      <text:p text:style-name="P3"/>
      <text:p text:style-name="P1"><text:span text:style-name="T1">let</text:span> arr <text:span text:style-name="T9">=</text:span> clave<text:span text:style-name="T9">.</text:span><text:span text:style-name="T5">split</text:span>();</text:p>
      <text:p text:style-name="P1"><text:span text:style-name="T1">let</text:span> multiplyBy <text:span text:style-name="T9">=</text:span> [<text:span text:style-name="T3">7</text:span>, <text:span text:style-name="T3">6</text:span>, <text:span text:style-name="T3">5</text:span>, <text:span text:style-name="T3">4</text:span>, <text:span text:style-name="T3">3</text:span>, <text:span text:style-name="T3">2</text:span>];</text:p>
      <text:p text:style-name="P3"/>
      <text:p text:style-name="P1"><text:span text:style-name="T1">let</text:span> indexMultiply <text:span text:style-name="T9">=</text:span> <text:span text:style-name="T3">0</text:span>;</text:p>
      <text:p text:style-name="P1"><text:soft-page-break/><text:span text:style-name="T1">let</text:span> suma <text:span text:style-name="T9">=</text:span> <text:span text:style-name="T3">0</text:span>;</text:p>
      <text:p text:style-name="P3"/>
      <text:p text:style-name="P1">arr<text:span text:style-name="T9">.</text:span><text:span text:style-name="T5">forEach</text:span>(<text:span text:style-name="T10">value</text:span> <text:span text:style-name="T1">=&gt;</text:span> {</text:p>
      <text:p text:style-name="P1"><text:span text:style-name="T1">if</text:span> (<text:span text:style-name="T9">!</text:span>indexMultiply <text:span text:style-name="T9">||</text:span> <text:span text:style-name="T9">!</text:span>multiplyBy) {</text:p>
      <text:p text:style-name="P1">indexMultiply <text:span text:style-name="T9">=</text:span> <text:span text:style-name="T3">0</text:span>;</text:p>
      <text:p text:style-name="P1">}</text:p>
      <text:p text:style-name="P1"><text:span text:style-name="T1">let</text:span> valor <text:span text:style-name="T9">=</text:span> value <text:span text:style-name="T9">*</text:span> multiplyBy[indexMultiply];</text:p>
      <text:p text:style-name="P1">suma <text:span text:style-name="T9">+=</text:span> valor;</text:p>
      <text:p text:style-name="P1">indexMultiply<text:span text:style-name="T9">++</text:span>;</text:p>
      <text:p text:style-name="P1">});</text:p>
      <text:p text:style-name="P3"/>
      <text:p text:style-name="P1"><text:span text:style-name="T1">let</text:span> mod <text:span text:style-name="T9">=</text:span> suma <text:span text:style-name="T9">%</text:span> <text:span text:style-name="T3">11</text:span>;</text:p>
      <text:p text:style-name="P1"><text:span text:style-name="T1">let</text:span> res <text:span text:style-name="T9">=</text:span> <text:span text:style-name="T3">11</text:span> <text:span text:style-name="T9">-</text:span> mod;</text:p>
      <text:p text:style-name="P1"><text:span text:style-name="T1">if</text:span> (res <text:span text:style-name="T9">===</text:span> <text:span text:style-name="T3">11</text:span>) {</text:p>
      <text:p text:style-name="P1">res <text:span text:style-name="T9">=</text:span> <text:span text:style-name="T3">0</text:span>;</text:p>
      <text:p text:style-name="P1">} <text:span text:style-name="T1">else</text:span> <text:span text:style-name="T1">if</text:span> (res <text:span text:style-name="T9">===</text:span> <text:span text:style-name="T3">10</text:span>) {</text:p>
      <text:p text:style-name="P1">res <text:span text:style-name="T9">=</text:span> <text:span text:style-name="T3">1</text:span>;</text:p>
      <text:p text:style-name="P1">}</text:p>
      <text:p text:style-name="P1"><text:span text:style-name="T1">return</text:span> res;</text:p>
      <text:p text:style-name="P1">}</text:p>
      <text:p text:style-name="P3"/>
      <text:p text:style-name="P1"><text:span text:style-name="T5">createClaveAcceso</text:span>(<text:span text:style-name="T10">empresa</text:span><text:span text:style-name="T9">:</text:span> <text:span text:style-name="T7">any</text:span>, <text:span text:style-name="T10">fecha</text:span><text:span text:style-name="T9">:</text:span> <text:span text:style-name="T7">any</text:span>, <text:span text:style-name="T10">esta</text:span><text:span text:style-name="T9">:</text:span> <text:span text:style-name="T7">string</text:span>, <text:span text:style-name="T10">punt</text:span><text:span text:style-name="T9">:</text:span> <text:span text:style-name="T7">string</text:span>, <text:span text:style-name="T10">num</text:span><text:span text:style-name="T9">:</text:span> <text:span text:style-name="T7">number</text:span>)<text:span text:style-name="T9">:</text:span> <text:span text:style-name="T7">string</text:span> {</text:p>
      <text:p text:style-name="P3"/>
      <text:p text:style-name="P1"><text:span text:style-name="T1">var</text:span> fechaEmision <text:span text:style-name="T9">=</text:span> <text:span text:style-name="T8">this</text:span><text:span text:style-name="T9">.</text:span>datePipe<text:span text:style-name="T9">.</text:span><text:span text:style-name="T5">transform</text:span>(fecha, <text:span text:style-name="T2">'ddMMyyyy'</text:span>);</text:p>
      <text:p text:style-name="P1"><text:span text:style-name="T1">let</text:span> tipoComprobante <text:span text:style-name="T9">=</text:span> <text:span text:style-name="T2">'01'</text:span>;</text:p>
      <text:p text:style-name="P1"><text:span text:style-name="T1">let</text:span> ruc <text:span text:style-name="T9">=</text:span> empresa<text:span text:style-name="T9">.</text:span>cedula <text:span text:style-name="T9">+</text:span> <text:span text:style-name="T2">''</text:span> <text:span text:style-name="T9">+</text:span> <text:span text:style-name="T2">'001'</text:span>;</text:p>
      <text:p text:style-name="P1"><text:span text:style-name="T1">let</text:span> ambiente <text:span text:style-name="T9">=</text:span> <text:span text:style-name="T3">1</text:span>;</text:p>
      <text:p text:style-name="P1"><text:span text:style-name="T1">let</text:span> serie <text:span text:style-name="T9">=</text:span> esta <text:span text:style-name="T9">+</text:span> <text:span text:style-name="T2">''</text:span> <text:span text:style-name="T9">+</text:span> punt;</text:p>
      <text:p text:style-name="P1"><text:span text:style-name="T1">let</text:span> secuencial <text:span text:style-name="T9">=</text:span> (<text:span text:style-name="T2">'000000000'</text:span> <text:span text:style-name="T9">+</text:span> num)<text:span text:style-name="T9">.</text:span><text:span text:style-name="T5">slice</text:span>(<text:span text:style-name="T9">-</text:span><text:span text:style-name="T3">9</text:span>);</text:p>
      <text:p text:style-name="P1"><text:span text:style-name="T1">let</text:span> now <text:span text:style-name="T9">=</text:span> <text:span text:style-name="T9">new</text:span> <text:span text:style-name="T6">Date</text:span>();</text:p>
      <text:p text:style-name="P1"><text:span text:style-name="T1">let</text:span> numerico <text:span text:style-name="T9">=</text:span> <text:span text:style-name="T8">this</text:span><text:span text:style-name="T9">.</text:span>datePipe<text:span text:style-name="T9">.</text:span><text:span text:style-name="T5">transform</text:span>(now, <text:span text:style-name="T2">'yyMMddH'</text:span>);</text:p>
      <text:p text:style-name="P1"><text:span text:style-name="T1">let</text:span> tipoEmision <text:span text:style-name="T9">=</text:span> <text:span text:style-name="T2">'1'</text:span>;</text:p>
      <text:p text:style-name="P1"><text:span text:style-name="T1">let</text:span> claveAcceso <text:span text:style-name="T9">=</text:span> fechaEmision <text:span text:style-name="T9">+</text:span> <text:span text:style-name="T2">''</text:span> <text:span text:style-name="T9">+</text:span> tipoComprobante <text:span text:style-name="T9">+</text:span> <text:span text:style-name="T2">''</text:span> <text:span text:style-name="T9">+</text:span> ruc <text:span text:style-name="T9">+</text:span> <text:span text:style-name="T2">''</text:span> <text:span text:style-name="T9">+</text:span> ambiente <text:span text:style-name="T9">+</text:span> <text:span text:style-name="T2">''</text:span> <text:span text:style-name="T9">+</text:span> serie <text:span text:style-name="T9">+</text:span> <text:span text:style-name="T2">''</text:span> <text:span text:style-name="T9">+</text:span> secuencial <text:span text:style-name="T9">+</text:span> <text:span text:style-name="T2">''</text:span> <text:span text:style-name="T9">+</text:span> numerico <text:span text:style-name="T9">+</text:span> <text:span text:style-name="T2">''</text:span> <text:span text:style-name="T9">+</text:span> tipoEmision;</text:p>
      <text:p text:style-name="P1"><text:span text:style-name="T1">let</text:span> digitoVerificador <text:span text:style-name="T9">=</text:span> <text:span text:style-name="T8">this</text:span><text:span text:style-name="T9">.</text:span><text:span text:style-name="T5">createDigitoVerificador</text:span>(claveAcceso);</text:p>
      <text:p text:style-name="P1"><text:span text:style-name="T1">return</text:span> claveAcceso<text:span text:style-name="T9">+</text:span><text:span text:style-name="T2">''</text:span><text:span text:style-name="T9">+</text:span>digitoVerificador;</text:p>
      <text:p text:style-name="P1">}</text:p>
      <text:p text:style-name="P4"/>
      <text:p text:style-name="P1"><text:span text:style-name="T5">crear</text:span>(<text:span text:style-name="T10">orden</text:span><text:span text:style-name="T9">:</text:span> <text:span text:style-name="T7">any</text:span>) {</text:p>
      <text:p text:style-name="P1"><text:span text:style-name="T1">var</text:span> select <text:span text:style-name="T9">=</text:span> orden<text:span text:style-name="T9">.</text:span>empresa<text:span text:style-name="T9">.</text:span>configuraciones[<text:span text:style-name="T3">2</text:span>]<text:span text:style-name="T9">.</text:span>valor<text:span text:style-name="T9">.</text:span><text:span text:style-name="T5">split</text:span>(<text:span text:style-name="T2">'-'</text:span>);</text:p>
      <text:p text:style-name="P1"><text:span text:style-name="T1">let</text:span> sumaIva <text:span text:style-name="T9">=</text:span> <text:span text:style-name="T3">0</text:span>;</text:p>
      <text:p text:style-name="P1"><text:span text:style-name="T1">for</text:span> (<text:span text:style-name="T1">let</text:span> product <text:span text:style-name="T9">of</text:span> orden<text:span text:style-name="T9">.</text:span>productos) {</text:p>
      <text:p text:style-name="P1"><text:span text:style-name="T1">let</text:span> iva <text:span text:style-name="T9">=</text:span> <text:span text:style-name="T7">Number</text:span>((product<text:span text:style-name="T9">.</text:span>iva <text:span text:style-name="T9">?</text:span> product<text:span text:style-name="T9">.</text:span>precioVenta <text:span text:style-name="T9">*</text:span> <text:span text:style-name="T3">0.12</text:span> <text:span text:style-name="T9">:</text:span> <text:span text:style-name="T3">0</text:span>)<text:span text:style-name="T9">.</text:span><text:span text:style-name="T5">toFixed</text:span>(<text:span text:style-name="T3">2</text:span>));</text:p>
      <text:p text:style-name="P1">sumaIva <text:span text:style-name="T9">+=</text:span> iva;</text:p>
      <text:p text:style-name="P1">}</text:p>
      <text:p text:style-name="P3"/>
      <text:p text:style-name="P1"><text:span text:style-name="T1">let</text:span> claveAcceso <text:span text:style-name="T9">=</text:span> <text:span text:style-name="T8">this</text:span><text:span text:style-name="T9">.</text:span><text:span text:style-name="T5">createClaveAcceso</text:span>(orden<text:span text:style-name="T9">.</text:span>empresa, <text:span text:style-name="T8">this</text:span><text:span text:style-name="T9">.</text:span>datePipe<text:span text:style-name="T9">.</text:span><text:span text:style-name="T5">transform</text:span>(<text:span text:style-name="T9">new</text:span> <text:span text:style-name="T6">Date</text:span>(orden<text:span text:style-name="T9">.</text:span>fecha), <text:span text:style-name="T2">'yyyy-MM-dd'</text:span>), select[<text:span text:style-name="T3">0</text:span>], select[<text:span text:style-name="T3">1</text:span>], <text:span text:style-name="T3">12</text:span>);</text:p>
      <text:p text:style-name="P1"><text:span text:style-name="T1">let</text:span> totalParcial <text:span text:style-name="T9">=</text:span> <text:span text:style-name="T7">Number</text:span>((orden<text:span text:style-name="T9">.</text:span>total <text:span text:style-name="T9">-</text:span> sumaIva)<text:span text:style-name="T9">.</text:span><text:span text:style-name="T5">toFixed</text:span>(<text:span text:style-name="T3">2</text:span>));</text:p>
      <text:p text:style-name="P3"><text:soft-page-break/></text:p>
      <text:p text:style-name="P1"><text:span text:style-name="T1">var</text:span> builder <text:span text:style-name="T9">=</text:span> <text:span text:style-name="T11">require</text:span>(<text:span text:style-name="T2">'xmlbuilder'</text:span>);</text:p>
      <text:p text:style-name="P1"><text:span text:style-name="T1">var</text:span> feedObj <text:span text:style-name="T9">=</text:span> {</text:p>
      <text:p text:style-name="P1"><text:span text:style-name="T2">'factura'</text:span>: {</text:p>
      <text:p text:style-name="P1"><text:span text:style-name="T2">'@id'</text:span>: <text:span text:style-name="T2">'comprobante'</text:span>,</text:p>
      <text:p text:style-name="P1"><text:span text:style-name="T2">'@version'</text:span>: <text:span text:style-name="T2">'1.1.0'</text:span>,</text:p>
      <text:p text:style-name="P1"><text:span text:style-name="T2">'infoTributaria'</text:span>: {</text:p>
      <text:p text:style-name="P1"><text:span text:style-name="T2">'ambiente'</text:span>: <text:span text:style-name="T2">'1'</text:span>,</text:p>
      <text:p text:style-name="P1"><text:span text:style-name="T2">'tipoEmision'</text:span>: <text:span text:style-name="T2">'1'</text:span>,</text:p>
      <text:p text:style-name="P1"><text:span text:style-name="T2">'razonSocial'</text:span>: orden<text:span text:style-name="T9">.</text:span>empresa<text:span text:style-name="T9">.</text:span>razonSocial,</text:p>
      <text:p text:style-name="P1"><text:span text:style-name="T2">'nombreComercial'</text:span>: orden<text:span text:style-name="T9">.</text:span>empresa<text:span text:style-name="T9">.</text:span>nombre,</text:p>
      <text:p text:style-name="P1"><text:span text:style-name="T2">'ruc'</text:span>: orden<text:span text:style-name="T9">.</text:span>empresa<text:span text:style-name="T9">.</text:span>cedula,</text:p>
      <text:p text:style-name="P1"><text:span text:style-name="T2">'claveAcceso'</text:span>: claveAcceso,</text:p>
      <text:p text:style-name="P1"><text:span text:style-name="T2">'codDoc'</text:span>: <text:span text:style-name="T2">'001'</text:span>,</text:p>
      <text:p text:style-name="P1"><text:span text:style-name="T2">'estab'</text:span>: select[<text:span text:style-name="T3">0</text:span>],</text:p>
      <text:p text:style-name="P1"><text:span text:style-name="T2">'ptoEmi'</text:span>: select[<text:span text:style-name="T3">1</text:span>],</text:p>
      <text:p text:style-name="P1"><text:span text:style-name="T2">'secuencial'</text:span>: <text:span text:style-name="T2">'005'</text:span>,</text:p>
      <text:p text:style-name="P1"><text:span text:style-name="T2">'dirMatriz'</text:span>: orden<text:span text:style-name="T9">.</text:span>empresa<text:span text:style-name="T9">.</text:span>domicilio,</text:p>
      <text:p text:style-name="P1">},</text:p>
      <text:p text:style-name="P1"><text:span text:style-name="T2">'infoFactura'</text:span>: {</text:p>
      <text:p text:style-name="P1"><text:span text:style-name="T2">'fechaEmision'</text:span>: <text:span text:style-name="T8">this</text:span><text:span text:style-name="T9">.</text:span>datePipe<text:span text:style-name="T9">.</text:span><text:span text:style-name="T5">transform</text:span>(orden<text:span text:style-name="T9">.</text:span>fecha, <text:span text:style-name="T2">'dd/MM/yyyy'</text:span>),</text:p>
      <text:p text:style-name="P1"><text:span text:style-name="T2">'dirEstablecimiento'</text:span>: orden<text:span text:style-name="T9">.</text:span>empresa<text:span text:style-name="T9">.</text:span>domicilio,</text:p>
      <text:p text:style-name="P1"><text:span text:style-name="T2">'obligadoContabilidad'</text:span>: <text:span text:style-name="T2">'No'</text:span>,</text:p>
      <text:p text:style-name="P1"><text:span text:style-name="T2">'tipoIdentificacionComprador'</text:span>: orden<text:span text:style-name="T9">.</text:span>user<text:span text:style-name="T9">.</text:span>cedula,</text:p>
      <text:p text:style-name="P1"><text:span text:style-name="T2">'razonSocialComprador'</text:span>: orden<text:span text:style-name="T9">.</text:span>user<text:span text:style-name="T9">.</text:span>nombres,</text:p>
      <text:p text:style-name="P1"><text:span text:style-name="T2">'totalSinImpuestos'</text:span>: totalParcial,</text:p>
      <text:p text:style-name="P1"><text:span text:style-name="T2">'totalDescuento'</text:span>: <text:span text:style-name="T3">0.00</text:span>,</text:p>
      <text:p text:style-name="P1"><text:span text:style-name="T2">'totalConImpuestos'</text:span>: {</text:p>
      <text:p text:style-name="P1"><text:span text:style-name="T2">'totalImpuesto'</text:span>: [</text:p>
      <text:p text:style-name="P1">{</text:p>
      <text:p text:style-name="P1"><text:span text:style-name="T2">'codigo'</text:span>: <text:span text:style-name="T3">2</text:span>,</text:p>
      <text:p text:style-name="P1"><text:span text:style-name="T2">'codigoPorcentaje'</text:span>: <text:span text:style-name="T3">2</text:span>,</text:p>
      <text:p text:style-name="P1"><text:span text:style-name="T2">'baseImponible'</text:span>: totalParcial,</text:p>
      <text:p text:style-name="P1"><text:span text:style-name="T2">'valor'</text:span>: sumaIva</text:p>
      <text:p text:style-name="P1">}</text:p>
      <text:p text:style-name="P1">],</text:p>
      <text:p text:style-name="P1">},</text:p>
      <text:p text:style-name="P1"><text:span text:style-name="T2">'propina'</text:span>: <text:span text:style-name="T2">'0.00'</text:span>,</text:p>
      <text:p text:style-name="P1"><text:span text:style-name="T2">'importeTotal'</text:span>: orden<text:span text:style-name="T9">.</text:span>total,</text:p>
      <text:p text:style-name="P1"><text:span text:style-name="T2">'moneda'</text:span>: <text:span text:style-name="T2">'Dolar'</text:span>,</text:p>
      <text:p text:style-name="P1"><text:span text:style-name="T2">'pagos'</text:span>: {</text:p>
      <text:p text:style-name="P1"><text:span text:style-name="T2">'pago'</text:span>: [</text:p>
      <text:p text:style-name="P1">{</text:p>
      <text:p text:style-name="P1"><text:span text:style-name="T2">'formaPago'</text:span>: <text:span text:style-name="T2">'Efectivo'</text:span>,</text:p>
      <text:p text:style-name="P1"><text:span text:style-name="T2">'total'</text:span>: orden<text:span text:style-name="T9">.</text:span>total,</text:p>
      <text:p text:style-name="P1"><text:span text:style-name="T2">'plazo'</text:span>: <text:span text:style-name="T3">0</text:span>,</text:p>
      <text:p text:style-name="P1"><text:span text:style-name="T2">'unidadTiempo'</text:span>: <text:span text:style-name="T2">'dias'</text:span>,</text:p>
      <text:p text:style-name="P1">}</text:p>
      <text:p text:style-name="P1">],</text:p>
      <text:p text:style-name="P1">}</text:p>
      <text:p text:style-name="P1">}</text:p>
      <text:p text:style-name="P3"><text:soft-page-break/></text:p>
      <text:p text:style-name="P1">}</text:p>
      <text:p text:style-name="P1">}</text:p>
      <text:p text:style-name="P3"/>
      <text:p text:style-name="P1"><text:span text:style-name="T1">var</text:span> feed <text:span text:style-name="T9">=</text:span> builder<text:span text:style-name="T9">.</text:span><text:span text:style-name="T5">create</text:span>(feedObj, { encoding: <text:span text:style-name="T2">'utf-8'</text:span> })</text:p>
      <text:p text:style-name="P1"><text:span text:style-name="T1">var</text:span> item <text:span text:style-name="T9">=</text:span> feed<text:span text:style-name="T9">.</text:span><text:span text:style-name="T5">ele</text:span>(<text:span text:style-name="T2">'detalles'</text:span>);</text:p>
      <text:p text:style-name="P3"/>
      <text:p text:style-name="P1"><text:span text:style-name="T1">for</text:span> (<text:span text:style-name="T1">let</text:span> producto <text:span text:style-name="T9">of</text:span> orden<text:span text:style-name="T9">.</text:span>productos) {</text:p>
      <text:p text:style-name="P1"><text:span text:style-name="T1">let</text:span> iva <text:span text:style-name="T9">=</text:span> <text:span text:style-name="T7">Number</text:span>((producto<text:span text:style-name="T9">.</text:span>iva <text:span text:style-name="T9">?</text:span> producto<text:span text:style-name="T9">.</text:span>precioVenta <text:span text:style-name="T9">*</text:span> <text:span text:style-name="T3">0.12</text:span> <text:span text:style-name="T9">:</text:span> <text:span text:style-name="T3">0</text:span>)<text:span text:style-name="T9">.</text:span><text:span text:style-name="T5">toFixed</text:span>(<text:span text:style-name="T3">2</text:span>));</text:p>
      <text:p text:style-name="P1"><text:span text:style-name="T1">let</text:span> totalParcial <text:span text:style-name="T9">=</text:span> <text:span text:style-name="T7">Number</text:span>((producto<text:span text:style-name="T9">.</text:span>precioVenta <text:span text:style-name="T9">-</text:span> iva)<text:span text:style-name="T9">.</text:span><text:span text:style-name="T5">toFixed</text:span>(<text:span text:style-name="T3">2</text:span>));</text:p>
      <text:p text:style-name="P3"/>
      <text:p text:style-name="P1">item<text:span text:style-name="T9">.</text:span><text:span text:style-name="T5">ele</text:span>(<text:span text:style-name="T2">'detalle'</text:span>)</text:p>
      <text:p text:style-name="P1"><text:span text:style-name="T9">.</text:span><text:span text:style-name="T5">ele</text:span>(<text:span text:style-name="T2">'codigoPrincipal'</text:span>, producto<text:span text:style-name="T9">.</text:span>descripcion)<text:span text:style-name="T9">.</text:span><text:span text:style-name="T5">up</text:span>()</text:p>
      <text:p text:style-name="P1"><text:span text:style-name="T9">.</text:span><text:span text:style-name="T5">ele</text:span>(<text:span text:style-name="T2">'descripcion'</text:span>, producto<text:span text:style-name="T9">.</text:span>descripcion)<text:span text:style-name="T9">.</text:span><text:span text:style-name="T5">up</text:span>()</text:p>
      <text:p text:style-name="P1"><text:span text:style-name="T9">.</text:span><text:span text:style-name="T5">ele</text:span>(<text:span text:style-name="T2">'cantidad'</text:span>, producto<text:span text:style-name="T9">.</text:span>cantidad)<text:span text:style-name="T9">.</text:span><text:span text:style-name="T5">up</text:span>()</text:p>
      <text:p text:style-name="P1"><text:span text:style-name="T9">.</text:span><text:span text:style-name="T5">ele</text:span>(<text:span text:style-name="T2">'precioUnitario'</text:span>, producto<text:span text:style-name="T9">.</text:span>precioVenta)<text:span text:style-name="T9">.</text:span><text:span text:style-name="T5">up</text:span>()</text:p>
      <text:p text:style-name="P1"><text:span text:style-name="T9">.</text:span><text:span text:style-name="T5">ele</text:span>(<text:span text:style-name="T2">'descuento'</text:span>, <text:span text:style-name="T3">0.00</text:span>)<text:span text:style-name="T9">.</text:span><text:span text:style-name="T5">up</text:span>()</text:p>
      <text:p text:style-name="P1"><text:span text:style-name="T9">.</text:span><text:span text:style-name="T5">ele</text:span>(<text:span text:style-name="T2">'precioTotalSinImpuesto'</text:span>, totalParcial)<text:span text:style-name="T9">.</text:span><text:span text:style-name="T5">up</text:span>()</text:p>
      <text:p text:style-name="P1"><text:span text:style-name="T9">.</text:span><text:span text:style-name="T5">ele</text:span>(<text:span text:style-name="T2">'impuestos'</text:span>)</text:p>
      <text:p text:style-name="P1"><text:span text:style-name="T9">.</text:span><text:span text:style-name="T5">ele</text:span>(<text:span text:style-name="T2">'impuesto'</text:span>)</text:p>
      <text:p text:style-name="P1"><text:span text:style-name="T9">.</text:span><text:span text:style-name="T5">ele</text:span>(<text:span text:style-name="T2">'codigo'</text:span>, <text:span text:style-name="T3">2</text:span>)<text:span text:style-name="T9">.</text:span><text:span text:style-name="T5">up</text:span>()</text:p>
      <text:p text:style-name="P1"><text:span text:style-name="T9">.</text:span><text:span text:style-name="T5">ele</text:span>(<text:span text:style-name="T2">'codigoPorcentaje'</text:span>, <text:span text:style-name="T3">2</text:span>)<text:span text:style-name="T9">.</text:span><text:span text:style-name="T5">up</text:span>()</text:p>
      <text:p text:style-name="P1"><text:span text:style-name="T9">.</text:span><text:span text:style-name="T5">ele</text:span>(<text:span text:style-name="T2">'tarifa'</text:span>, <text:span text:style-name="T3">12</text:span>)<text:span text:style-name="T9">.</text:span><text:span text:style-name="T5">up</text:span>()</text:p>
      <text:p text:style-name="P1"><text:span text:style-name="T9">.</text:span><text:span text:style-name="T5">ele</text:span>(<text:span text:style-name="T2">'baseImponible'</text:span>, totalParcial)<text:span text:style-name="T9">.</text:span><text:span text:style-name="T5">up</text:span>()</text:p>
      <text:p text:style-name="P1"><text:span text:style-name="T9">.</text:span><text:span text:style-name="T5">ele</text:span>(<text:span text:style-name="T2">'valor'</text:span>, iva)<text:span text:style-name="T9">.</text:span><text:span text:style-name="T5">up</text:span>()</text:p>
      <text:p text:style-name="P1"><text:span text:style-name="T9">.</text:span><text:span text:style-name="T5">up</text:span>()</text:p>
      <text:p text:style-name="P1"><text:span text:style-name="T9">.</text:span><text:span text:style-name="T5">up</text:span>()</text:p>
      <text:p text:style-name="P1">}</text:p>
      <text:p text:style-name="P1"><text:span text:style-name="T1">return</text:span> (feed<text:span text:style-name="T9">.</text:span><text:span text:style-name="T5">end</text:span>({ pretty: <text:span text:style-name="T3">true</text:span> }));</text:p>
      <text:p text:style-name="P1">}</text:p>
      <text:p text:style-name="P3"/>
      <text:p text:style-name="P1">}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15:48:51.965702224</meta:creation-date>
    <dc:date>2020-07-21T15:49:26.055451436</dc:date>
    <meta:editing-duration>PT35S</meta:editing-duration>
    <meta:editing-cycles>1</meta:editing-cycles>
    <meta:document-statistic meta:table-count="0" meta:image-count="0" meta:object-count="0" meta:page-count="5" meta:paragraph-count="202" meta:word-count="618" meta:character-count="5214" meta:non-whitespace-character-count="4798"/>
    <meta:generator>LibreOffice/6.4.4.2$Linux_X86_64 LibreOffice_project/40$Build-2</meta:generator>
  </office:meta>
</office:document-meta>
</file>